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ogService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hangelogService.getPrincip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gelogService.modifyRn( NextInterceptor next , LdapDN name , String newRn , boolean deleteOld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ngelogService.move( NextInterceptor next , LdapDN oldName , LdapDN newPar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angelogService.writeChangeEventToDb( ChangeEvent change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hangelogService.modify( NextInterceptor next , LdapDN nDn , int modOp , Attributes m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ngelogService.delete( NextInterceptor next , LdapDN n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gelogService.destro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hangelogService.init( DirectoryServiceConfiguration dsConfig , InterceptorConfiguration i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ngelogService.move( NextInterceptor next , LdapDN oldName , LdapDN newParentName , String newRn , boolean deleteOld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angelogService.initD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ngelogService.shutdownDb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ngelogService.add( NextInterceptor next , LdapDN nDn , Attributes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ngelogService.modify( NextInterceptor next , LdapDN nDn , ModificationItemImpl [ ] mo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